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8.00pt" fo:font-weight="bold" fo:font-family="'Liberation Sans;Arial'" style:font-family-asian="'Liberation Sans;Arial'" style:font-family-complex="'Liberation Sans;Arial'" fo:background-color="transparent" fo:color="#00000a"/>
    </style:style>
    <style:style style:name="T2" style:family="text">
      <style:text-properties fo:font-size="10.50pt" fo:font-weight="normal" fo:font-family="'DejaVu Sans'" style:font-family-asian="'DejaVu Sans'" style:font-family-complex="'DejaVu Sans'" fo:background-color="transparent" fo:color="#000000"/>
    </style:style>
    <style:style style:name="T3" style:family="text">
      <style:text-properties fo:font-size="18.00pt" fo:font-weight="bold" fo:font-family="'Liberation Serif'" style:font-family-asian="'Liberation Serif'" style:font-family-complex="'Liberation Serif'" fo:background-color="transparent" style:use-window-font-color="true"/>
    </style:style>
    <style:style style:name="T4" style:family="text">
      <style:text-properties fo:font-size="10.50pt" fo:font-weight="normal" fo:font-family="'DejaVu Sans'" style:font-family-asian="'DejaVu Sans'" style:font-family-complex="'DejaVu Sans'" fo:background-color="transparent" fo:color="#000000"/>
    </style:style>
    <style:style style:name="T5" style:family="text">
      <style:text-properties fo:font-size="10.50pt" fo:font-weight="bold" fo:font-family="'DejaVu Sans'" style:font-family-asian="'DejaVu Sans'" style:font-family-complex="'DejaVu Sans'" fo:background-color="transparent" fo:color="#000000"/>
    </style:style>
    <style:style style:name="T6" style:family="text">
      <style:text-properties fo:font-size="10.50pt" fo:font-weight="normal" fo:font-family="'DejaVu Sans'" style:font-family-asian="'DejaVu Sans'" style:font-family-complex="'DejaVu Sans'" fo:background-color="transparent" fo:color="#000000"/>
    </style:style>
    <style:style style:name="T7" style:family="text">
      <style:text-properties fo:font-size="10.50pt" fo:font-weight="normal" fo:font-family="'DejaVu Sans'" style:font-family-asian="'DejaVu Sans'" style:font-family-complex="'DejaVu Sans'" fo:background-color="transparent" fo:color="#000000" fo:font-style="italic"/>
    </style:style>
    <style:style style:name="T8" style:family="text">
      <style:text-properties fo:font-size="10.50pt" fo:font-weight="normal" fo:font-family="'DejaVu Sans'" style:font-family-asian="'DejaVu Sans'" style:font-family-complex="'DejaVu Sans'" fo:background-color="transparent" fo:color="#000000"/>
    </style:style>
    <style:style style:name="T9" style:family="text">
      <style:text-properties fo:font-size="10.50pt" fo:font-weight="bold" fo:font-family="'DejaVu Sans'" style:font-family-asian="'DejaVu Sans'" style:font-family-complex="'DejaVu Sans'" fo:background-color="transparent" fo:color="#000000"/>
    </style:style>
    <style:style style:name="T10" style:family="text">
      <style:text-properties fo:font-size="10.50pt" fo:font-weight="normal" fo:font-family="'DejaVu Sans'" style:font-family-asian="'DejaVu Sans'" style:font-family-complex="'DejaVu Sans'" fo:background-color="transparent" fo:color="#000000" fo:font-style="italic"/>
    </style:style>
    <style:style style:name="T11" style:family="text">
      <style:text-properties fo:font-size="10.50pt" fo:font-weight="normal" style:text-underline-mode="continuous" style:text-underline-type="single" style:text-underline-style="solid" style:text-underline-width="normal" fo:font-family="'DejaVu Sans'" style:font-family-asian="'DejaVu Sans'" style:font-family-complex="'DejaVu Sans'" fo:background-color="transparent" fo:color="#000000"/>
    </style:style>
    <style:style style:name="T12" style:family="text">
      <style:text-properties fo:font-size="10.50pt" fo:font-weight="normal" style:text-underline-mode="continuous" style:text-underline-type="single" style:text-underline-style="solid" style:text-underline-width="normal" fo:font-family="'DejaVu Sans'" style:font-family-asian="'DejaVu Sans'" style:font-family-complex="'DejaVu Sans'" fo:background-color="transparent" fo:color="#000000"/>
    </style:style>
    <style:style style:name="T13" style:family="text">
      <style:text-properties fo:font-size="10.50pt" fo:font-weight="normal" style:text-underline-mode="continuous" style:text-underline-type="single" style:text-underline-style="solid" style:text-underline-width="normal" fo:font-family="'DejaVu Sans'" style:font-family-asian="'DejaVu Sans'" style:font-family-complex="'DejaVu Sans'" fo:background-color="transparent" fo:color="#000000"/>
    </style:style>
    <style:style style:name="T14" style:family="text">
      <style:text-properties fo:font-size="10.50pt" fo:font-weight="normal" fo:font-family="'DejaVu Sans'" style:font-family-asian="'DejaVu Sans'" style:font-family-complex="'DejaVu Sans'" fo:background-color="transparent" fo:color="#000000"/>
    </style:style>
    <style:style style:name="T15" style:family="text">
      <style:text-properties fo:font-size="12.00pt" fo:font-weight="normal" fo:font-family="'Liberation Serif;Times New Roma'" style:font-family-asian="'Liberation Serif;Times New Roma'" style:font-family-complex="'Liberation Serif;Times New Roma'" fo:background-color="transparent" fo:color="#00000a"/>
    </style:style>
    <style:style style:name="T16" style:family="text">
      <style:text-properties fo:font-size="10.50pt" fo:font-weight="normal" fo:font-family="'DejaVu Sans'" style:font-family-asian="'DejaVu Sans'" style:font-family-complex="'DejaVu Sans'" fo:background-color="transparent" fo:color="#000000"/>
    </style:style>
    <style:style style:name="T17" style:family="text">
      <style:text-properties fo:font-size="18.00pt" fo:font-weight="bold" fo:font-family="'Liberation Serif'" style:font-family-asian="'Liberation Serif'" style:font-family-complex="'Liberation Serif'" fo:background-color="transparent" style:use-window-font-color="true"/>
    </style:style>
    <style:style style:name="T18" style:family="text">
      <style:text-properties fo:font-size="10.50pt" fo:font-weight="normal" fo:font-family="'DejaVu Sans'" style:font-family-asian="'DejaVu Sans'" style:font-family-complex="'DejaVu Sans'" fo:background-color="transparent" fo:color="#000000"/>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0.50pt" fo:font-weight="normal" fo:font-family="'DejaVu Sans'" style:font-family-asian="'DejaVu Sans'" style:font-family-complex="'DejaVu Sans'" fo:background-color="transparent" fo:color="#000000"/>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0.50pt" fo:font-weight="normal" fo:font-family="'DejaVu Sans'" style:font-family-asian="'DejaVu Sans'" style:font-family-complex="'DejaVu Sans'" fo:background-color="transparent" fo:color="#00000a"/>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0.50pt" fo:font-weight="normal" fo:font-family="'DejaVu Sans'" style:font-family-asian="'DejaVu Sans'" style:font-family-complex="'DejaVu Sans'" fo:background-color="transparent" fo:color="#00000a"/>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0.50pt" fo:font-weight="normal" fo:font-family="'DejaVu Sans'" style:font-family-asian="'DejaVu Sans'" style:font-family-complex="'DejaVu Sans'" fo:background-color="transparent" fo:color="#00000a"/>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0.50pt" fo:font-weight="normal" fo:font-family="'DejaVu Sans'" style:font-family-asian="'DejaVu Sans'" style:font-family-complex="'DejaVu Sans'" fo:background-color="transparent" fo:color="#000000"/>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0.50pt" fo:font-weight="normal" fo:font-family="'DejaVu Sans'" style:font-family-asian="'DejaVu Sans'" style:font-family-complex="'DejaVu Sans'" fo:background-color="transparent" fo:color="#00000a"/>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0.50pt" fo:font-weight="normal" fo:font-family="'DejaVu Sans'" style:font-family-asian="'DejaVu Sans'" style:font-family-complex="'DejaVu Sans'" fo:background-color="transparent" fo:color="#00000a"/>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0.50pt" fo:font-weight="normal" fo:font-family="'DejaVu Sans'" style:font-family-asian="'DejaVu Sans'" style:font-family-complex="'DejaVu Sans'" fo:background-color="transparent" fo:color="#000000"/>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0.50pt" fo:font-weight="normal" fo:font-family="'DejaVu Sans'" style:font-family-asian="'DejaVu Sans'" style:font-family-complex="'DejaVu Sans'" fo:background-color="transparent" fo:color="#00000a"/>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0.50pt" fo:font-weight="normal" fo:font-family="'DejaVu Sans'" style:font-family-asian="'DejaVu Sans'" style:font-family-complex="'DejaVu Sans'" fo:background-color="transparent" fo:color="#00000a"/>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0.50pt" fo:font-weight="normal" fo:font-family="'DejaVu Sans'" style:font-family-asian="'DejaVu Sans'" style:font-family-complex="'DejaVu Sans'" fo:background-color="transparent" fo:color="#000000"/>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0.50pt" fo:font-weight="normal" fo:font-family="'DejaVu Sans'" style:font-family-asian="'DejaVu Sans'" style:font-family-complex="'DejaVu Sans'" fo:background-color="transparent" fo:color="#00000a"/>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0.50pt" fo:font-weight="normal" fo:font-family="'DejaVu Sans'" style:font-family-asian="'DejaVu Sans'" style:font-family-complex="'DejaVu Sans'" fo:background-color="transparent" fo:color="#00000a"/>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0.50pt" fo:font-weight="normal" fo:font-family="'DejaVu Sans'" style:font-family-asian="'DejaVu Sans'" style:font-family-complex="'DejaVu Sans'" fo:background-color="transparent" fo:color="#000000"/>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0.50pt" fo:font-weight="normal" fo:font-family="'DejaVu Sans'" style:font-family-asian="'DejaVu Sans'" style:font-family-complex="'DejaVu Sans'" fo:background-color="transparent" fo:color="#00000a"/>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0.50pt" fo:font-weight="normal" fo:font-family="'DejaVu Sans'" style:font-family-asian="'DejaVu Sans'" style:font-family-complex="'DejaVu Sans'" fo:background-color="transparent" fo:color="#00000a"/>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0.50pt" fo:font-weight="normal" fo:font-family="'DejaVu Sans'" style:font-family-asian="'DejaVu Sans'" style:font-family-complex="'DejaVu Sans'" fo:background-color="transparent" fo:color="#000000"/>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0.50pt" fo:font-weight="normal" fo:font-family="'DejaVu Sans'" style:font-family-asian="'DejaVu Sans'" style:font-family-complex="'DejaVu Sans'" fo:background-color="transparent" fo:color="#00000a"/>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0.50pt" fo:font-weight="normal" fo:font-family="'DejaVu Sans'" style:font-family-asian="'DejaVu Sans'" style:font-family-complex="'DejaVu Sans'" fo:background-color="transparent" fo:color="#000000"/>
    </style:style>
    <style:style style:name="T57" style:family="text">
      <style:text-properties fo:font-size="18.00pt" fo:font-weight="bold" fo:font-family="'Liberation Serif'" style:font-family-asian="'Liberation Serif'" style:font-family-complex="'Liberation Serif'" fo:background-color="transparent" style:use-window-font-color="true"/>
    </style:style>
    <style:style style:name="T58" style:family="text">
      <style:text-properties fo:font-size="10.50pt" fo:font-weight="normal" fo:font-family="'Open Sans;Arial'" style:font-family-asian="'Open Sans;Arial'" style:font-family-complex="'Open Sans;Arial'" fo:background-color="transparent" fo:color="#000000"/>
    </style:style>
    <style:style style:name="T59" style:family="text">
      <style:text-properties fo:font-size="16.00pt" fo:font-weight="bold" fo:font-family="'Liberation Serif'" style:font-family-asian="'Liberation Serif'" style:font-family-complex="'Liberation Serif'" fo:background-color="transparent" style:use-window-font-color="true"/>
    </style:style>
    <style:style style:name="T60" style:family="text">
      <style:text-properties fo:font-size="10.50pt" fo:font-weight="normal" fo:font-family="'Open Sans;Arial'" style:font-family-asian="'Open Sans;Arial'" style:font-family-complex="'Open Sans;Arial'" fo:background-color="transparent" fo:color="#000000"/>
    </style:style>
    <style:style style:name="T61" style:family="text">
      <style:text-properties fo:font-size="16.00pt" fo:font-weight="bold" fo:font-family="'Liberation Serif'" style:font-family-asian="'Liberation Serif'" style:font-family-complex="'Liberation Serif'" fo:background-color="transparent" style:use-window-font-color="true"/>
    </style:style>
    <style:style style:name="T62" style:family="text">
      <style:text-properties fo:font-size="10.50pt" fo:font-weight="normal" fo:font-family="'Open Sans;Arial'" style:font-family-asian="'Open Sans;Arial'" style:font-family-complex="'Open Sans;Arial'" fo:background-color="transparent" fo:color="#000000"/>
    </style:style>
    <style:style style:name="T63" style:family="text">
      <style:text-properties fo:font-size="10.50pt" fo:font-weight="normal" fo:font-family="'DejaVu Sans'" style:font-family-asian="'DejaVu Sans'" style:font-family-complex="'DejaVu Sans'" fo:background-color="transparent" fo:color="#000000"/>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Liberation Serif;Times New Roma'" style:font-family-asian="'Liberation Serif;Times New Roma'" style:font-family-complex="'Liberation Serif;Times New Roma'" fo:background-color="transparent" fo:color="#00000a"/>
    </style:style>
    <style:style style:name="P1" style:family="paragraph">
      <style:paragraph-properties fo:line-height="100.00%" fo:text-align="center" fo:margin-top="12.00pt" fo:margin-bottom="6.00pt"/>
    </style:style>
    <style:style style:name="P2" style:family="paragraph">
      <style:paragraph-properties fo:line-height="100.00%" fo:text-align="justify" fo:margin-bottom="11.25pt"/>
    </style:style>
    <text:list-style style:name="L3">
      <text:list-level-style-bullet text:level="1" text:bullet-char="•">
        <style:list-level-properties text:space-before="-21.60pt" text:min-label-width="18.00pt"/>
        <style:text-properties fo:font-family="Symbol"/>
      </text:list-level-style-bullet>
    </text:list-style>
    <style:style style:name="P3" style:family="paragraph">
      <style:paragraph-properties fo:line-height="100.00%" fo:text-align="left" fo:margin-left="3.60pt" fo:text-indent="-3.60pt" fo:margin-top="12.00pt" fo:margin-bottom="6.00pt"/>
    </style:style>
    <style:style style:name="P4" style:family="paragraph">
      <style:paragraph-properties fo:line-height="100.00%" fo:text-align="justify" fo:margin-bottom="11.25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00.00%" fo:text-align="justify" fo:margin-bottom="11.25pt">
        <style:tab-stops>
          <style:tab-stop style:position="0.00pt"/>
        </style:tab-stops>
      </style:paragraph-properties>
    </style:style>
    <style:style style:name="P6" style:family="paragraph">
      <style:paragraph-properties fo:line-height="100.00%" fo:text-align="justify" fo:margin-bottom="11.25pt"/>
    </style:style>
    <text:list-style style:name="L7">
      <text:list-level-style-bullet text:level="1" text:bullet-char="•">
        <style:list-level-properties text:space-before="-21.60pt" text:min-label-width="18.00pt"/>
        <style:text-properties fo:font-family="Symbol"/>
      </text:list-level-style-bullet>
    </text:list-style>
    <style:style style:name="P7" style:family="paragraph">
      <style:paragraph-properties fo:line-height="100.00%" fo:text-align="left" fo:margin-left="3.60pt" fo:text-indent="-3.60pt" fo:margin-top="12.00pt" fo:margin-bottom="6.00pt"/>
    </style:style>
    <style:style style:name="P8" style:family="paragraph">
      <style:paragraph-properties fo:line-height="100.00%" fo:text-align="justify" fo:margin-bottom="11.25pt"/>
    </style:style>
    <style:style style:name="P9" style:family="paragraph">
      <style:paragraph-properties fo:line-height="100.00%" fo:text-align="left" fo:margin-left="3.90pt" fo:text-indent="-1.25pt">
        <style:tab-stops>
          <style:tab-stop style:position="32.05pt"/>
          <style:tab-stop style:position="47.50pt"/>
          <style:tab-stop style:position="447358.55pt" style:type="right"/>
          <style:tab-stop style:position="-3.90pt"/>
        </style:tab-stops>
      </style:paragraph-properties>
    </style:style>
    <style:style style:name="P10" style:family="paragraph">
      <style:paragraph-properties fo:line-height="100.00%" fo:text-align="left" fo:margin-bottom="11.25pt"/>
    </style:style>
    <style:style style:name="P11" style:family="paragraph">
      <style:paragraph-properties fo:line-height="100.00%" fo:text-align="left"/>
    </style:style>
    <style:style style:name="P12" style:family="paragraph">
      <style:paragraph-properties fo:line-height="100.00%" fo:text-align="left" fo:margin-left="3.90pt" fo:text-indent="-1.25pt">
        <style:tab-stops>
          <style:tab-stop style:position="32.05pt"/>
          <style:tab-stop style:position="47.50pt"/>
          <style:tab-stop style:position="447358.55pt" style:type="right"/>
          <style:tab-stop style:position="-3.90pt"/>
        </style:tab-stops>
      </style:paragraph-properties>
    </style:style>
    <style:style style:name="P13" style:family="paragraph">
      <style:paragraph-properties fo:line-height="100.00%" fo:text-align="left" fo:margin-left="3.90pt" fo:text-indent="-1.25pt">
        <style:tab-stops>
          <style:tab-stop style:position="32.05pt"/>
          <style:tab-stop style:position="47.50pt"/>
          <style:tab-stop style:position="447358.55pt" style:type="right"/>
          <style:tab-stop style:position="21.70pt"/>
        </style:tab-stops>
      </style:paragraph-properties>
    </style:style>
    <style:style style:name="P14" style:family="paragraph">
      <style:paragraph-properties fo:line-height="100.00%" fo:text-align="left"/>
    </style:style>
    <style:style style:name="P15" style:family="paragraph">
      <style:paragraph-properties fo:line-height="100.00%" fo:text-align="left" fo:margin-bottom="11.25pt"/>
    </style:style>
    <style:style style:name="P16" style:family="paragraph">
      <style:paragraph-properties fo:line-height="100.00%" fo:text-align="left"/>
    </style:style>
    <style:style style:name="P17" style:family="paragraph">
      <style:paragraph-properties fo:line-height="100.00%" fo:text-align="left" fo:margin-left="3.90pt" fo:text-indent="-1.25pt">
        <style:tab-stops>
          <style:tab-stop style:position="32.05pt"/>
          <style:tab-stop style:position="47.50pt"/>
          <style:tab-stop style:position="447358.55pt" style:type="right"/>
          <style:tab-stop style:position="21.70pt"/>
        </style:tab-stops>
      </style:paragraph-properties>
    </style:style>
    <style:style style:name="P18" style:family="paragraph">
      <style:paragraph-properties fo:line-height="100.00%" fo:text-align="left"/>
    </style:style>
    <style:style style:name="P19" style:family="paragraph">
      <style:paragraph-properties fo:line-height="100.00%" fo:text-align="left" fo:margin-bottom="11.25pt"/>
    </style:style>
    <style:style style:name="P20" style:family="paragraph">
      <style:paragraph-properties fo:line-height="100.00%" fo:text-align="left"/>
    </style:style>
    <style:style style:name="P21" style:family="paragraph">
      <style:paragraph-properties fo:line-height="100.00%" fo:text-align="left" fo:margin-left="3.90pt" fo:text-indent="-1.25pt">
        <style:tab-stops>
          <style:tab-stop style:position="32.05pt"/>
          <style:tab-stop style:position="47.50pt"/>
          <style:tab-stop style:position="447358.55pt" style:type="right"/>
          <style:tab-stop style:position="21.70pt"/>
        </style:tab-stops>
      </style:paragraph-properties>
    </style:style>
    <style:style style:name="P22" style:family="paragraph">
      <style:paragraph-properties fo:line-height="100.00%" fo:text-align="left"/>
    </style:style>
    <style:style style:name="P23" style:family="paragraph">
      <style:paragraph-properties fo:line-height="100.00%" fo:text-align="left" fo:margin-bottom="11.25pt"/>
    </style:style>
    <style:style style:name="P24" style:family="paragraph">
      <style:paragraph-properties fo:line-height="100.00%" fo:text-align="left"/>
    </style:style>
    <style:style style:name="P25" style:family="paragraph">
      <style:paragraph-properties fo:line-height="100.00%" fo:text-align="left" fo:margin-left="3.90pt" fo:text-indent="-1.25pt">
        <style:tab-stops>
          <style:tab-stop style:position="32.05pt"/>
          <style:tab-stop style:position="47.50pt"/>
          <style:tab-stop style:position="447358.55pt" style:type="right"/>
          <style:tab-stop style:position="21.70pt"/>
        </style:tab-stops>
      </style:paragraph-properties>
    </style:style>
    <style:style style:name="P26" style:family="paragraph">
      <style:paragraph-properties fo:line-height="100.00%" fo:text-align="left"/>
    </style:style>
    <style:style style:name="P27" style:family="paragraph">
      <style:paragraph-properties fo:line-height="100.00%" fo:text-align="left" fo:margin-bottom="11.25pt"/>
    </style:style>
    <style:style style:name="P28" style:family="paragraph">
      <style:paragraph-properties fo:line-height="100.00%" fo:text-align="left"/>
    </style:style>
    <style:style style:name="P29" style:family="paragraph">
      <style:paragraph-properties fo:line-height="100.00%" fo:text-align="left" fo:margin-left="3.90pt" fo:text-indent="-1.25pt">
        <style:tab-stops>
          <style:tab-stop style:position="32.05pt"/>
          <style:tab-stop style:position="47.50pt"/>
          <style:tab-stop style:position="447358.55pt" style:type="right"/>
          <style:tab-stop style:position="21.70pt"/>
        </style:tab-stops>
      </style:paragraph-properties>
    </style:style>
    <style:style style:name="P30" style:family="paragraph">
      <style:paragraph-properties fo:line-height="100.00%" fo:text-align="left"/>
    </style:style>
    <style:style style:name="P31" style:family="paragraph">
      <style:paragraph-properties fo:line-height="100.00%" fo:text-align="left" fo:margin-bottom="11.25pt"/>
    </style:style>
    <style:style style:name="P32" style:family="paragraph">
      <style:paragraph-properties fo:line-height="100.00%" fo:text-align="left"/>
    </style:style>
    <style:style style:name="P33" style:family="paragraph">
      <style:paragraph-properties fo:line-height="100.00%" fo:text-align="left" fo:margin-left="3.90pt" fo:text-indent="-1.25pt">
        <style:tab-stops>
          <style:tab-stop style:position="32.05pt"/>
          <style:tab-stop style:position="47.50pt"/>
          <style:tab-stop style:position="447358.55pt" style:type="right"/>
          <style:tab-stop style:position="21.70pt"/>
        </style:tab-stops>
      </style:paragraph-properties>
    </style:style>
    <style:style style:name="P34" style:family="paragraph">
      <style:paragraph-properties fo:line-height="100.00%" fo:text-align="justify" fo:margin-bottom="11.25pt"/>
    </style:style>
    <text:list-style style:name="L35">
      <text:list-level-style-bullet text:level="1" text:bullet-char="•">
        <style:list-level-properties text:space-before="18.00pt" text:min-label-width="18.00pt"/>
        <style:text-properties fo:font-family="Symbol"/>
      </text:list-level-style-bullet>
    </text:list-style>
    <style:style style:name="P35" style:family="paragraph">
      <style:paragraph-properties fo:line-height="100.00%" fo:text-align="left" fo:margin-left="3.60pt" fo:text-indent="-3.60pt" fo:margin-top="12.00pt" fo:margin-bottom="6.00pt"/>
    </style:style>
    <style:style style:name="P36" style:family="paragraph">
      <style:paragraph-properties fo:line-height="100.00%" fo:text-align="justify" fo:margin-bottom="11.25pt"/>
    </style:style>
    <text:list-style style:name="L37">
      <text:list-level-style-bullet text:level="1" text:bullet-char="•">
        <style:list-level-properties text:space-before="18.00pt" text:min-label-width="18.00pt"/>
        <style:text-properties fo:font-family="Symbol"/>
      </text:list-level-style-bullet>
    </text:list-style>
    <style:style style:name="P37" style:family="paragraph">
      <style:paragraph-properties fo:line-height="100.00%" fo:text-align="left" fo:margin-left="10.80pt" fo:text-indent="-10.80pt" fo:margin-top="10.00pt" fo:margin-bottom="6.00pt"/>
    </style:style>
    <style:style style:name="P38" style:family="paragraph">
      <style:paragraph-properties fo:line-height="100.00%" fo:text-align="justify" fo:margin-bottom="11.25pt"/>
    </style:style>
    <text:list-style style:name="L39">
      <text:list-level-style-bullet text:level="1" text:bullet-char="•">
        <style:list-level-properties text:space-before="18.00pt" text:min-label-width="18.00pt"/>
        <style:text-properties fo:font-family="Symbol"/>
      </text:list-level-style-bullet>
    </text:list-style>
    <style:style style:name="P39" style:family="paragraph">
      <style:paragraph-properties fo:line-height="100.00%" fo:text-align="left" fo:margin-left="10.80pt" fo:text-indent="-10.80pt" fo:margin-top="10.00pt" fo:margin-bottom="6.00pt"/>
    </style:style>
    <style:style style:name="P40" style:family="paragraph">
      <style:paragraph-properties fo:line-height="100.00%" fo:text-align="justify" fo:margin-bottom="11.25pt"/>
    </style:style>
    <style:style style:name="P41" style:family="paragraph">
      <style:paragraph-properties fo:line-height="100.00%" fo:text-align="left"/>
    </style:style>
    <style:style style:name="TableColumn0100" style:family="table-column">
      <style:table-column-properties style:column-width="0.499306in"/>
    </style:style>
    <style:style style:name="TableColumn0101" style:family="table-column">
      <style:table-column-properties style:column-width="3.937500in"/>
    </style:style>
    <style:style style:name="TableColumn0102" style:family="table-column">
      <style:table-column-properties style:column-width="1.082639in"/>
    </style:style>
    <style:style style:name="TableColumn0103" style:family="table-column">
      <style:table-column-properties style:column-width="1.180556in"/>
    </style:style>
    <style:style style:name="Table01" style:family="table">
      <style:table-properties style:width="6.700000in" fo:margin-left="0.000000in" style:writing-mode="lr" table:align="left" style:may-break-between-rows="true"/>
    </style:style>
    <style:style style:name="TableRow0100" style:family="table-row">
      <style:table-row-properties style:min-row-height="0.312500in"/>
    </style:style>
    <style:style style:name="TableCell010000" style:family="table-cell">
      <style:table-cell-properties fo:border-top="0.002778in solid #000001" fo:border-left="0.002778in solid #000001" fo:border-right="0.000000in solid #000000" fo:border-bottom="0.002778in solid #000001" fo:padding-left="0.017361in" fo:padding-right="0.017361in" fo:vertical-align="top" fo:background-color="#ffffff"/>
    </style:style>
    <style:style style:name="TableCell010001" style:family="table-cell">
      <style:table-cell-properties fo:border-top="0.002778in solid #000001" fo:border-left="0.002778in solid #000001" fo:border-right="0.000000in solid #000000" fo:border-bottom="0.002778in solid #000001" fo:padding-left="0.017361in" fo:padding-right="0.017361in" fo:vertical-align="top" fo:background-color="#ffffff"/>
    </style:style>
    <style:style style:name="TableCell010002" style:family="table-cell">
      <style:table-cell-properties fo:border-top="0.002778in solid #000001" fo:border-left="0.002778in solid #000001" fo:border-right="0.000000in solid #000000" fo:border-bottom="0.002778in solid #000001" fo:padding-left="0.017361in" fo:padding-right="0.017361in" fo:vertical-align="top" fo:background-color="#ffffff"/>
    </style:style>
    <style:style style:name="TableCell010003" style:family="table-cell">
      <style:table-cell-properties fo:border-top="0.002778in solid #000001" fo:border-left="0.002778in solid #000001" fo:border-right="0.002778in solid #000001" fo:border-bottom="0.002778in solid #000001" fo:padding-left="0.017361in" fo:padding-right="0.017361in" fo:vertical-align="top" fo:background-color="#ffffff"/>
    </style:style>
    <style:style style:name="TableRow0101" style:family="table-row">
      <style:table-row-properties/>
    </style:style>
    <style:style style:name="TableCell010100" style:family="table-cell">
      <style:table-cell-properties fo:border-top="0.002778in solid #000001" fo:border-left="0.002778in solid #000001" fo:border-right="0.000000in solid #000000" fo:border-bottom="0.002778in solid #000001" fo:padding-left="0.017361in" fo:padding-right="0.017361in" fo:vertical-align="top" fo:background-color="#ffffff"/>
    </style:style>
    <style:style style:name="TableCell010101" style:family="table-cell">
      <style:table-cell-properties fo:border-top="0.002778in solid #000001" fo:border-left="0.002778in solid #000001" fo:border-right="0.000000in solid #000000" fo:border-bottom="0.002778in solid #000001" fo:padding-left="0.017361in" fo:padding-right="0.017361in" fo:vertical-align="top" fo:background-color="#ffffff"/>
    </style:style>
    <style:style style:name="TableCell010102" style:family="table-cell">
      <style:table-cell-properties fo:border-top="0.002778in solid #000001" fo:border-left="0.002778in solid #000001" fo:border-right="0.000000in solid #000000" fo:border-bottom="0.002778in solid #000001" fo:padding-left="0.017361in" fo:padding-right="0.017361in" fo:vertical-align="top" fo:background-color="#ffffff"/>
    </style:style>
    <style:style style:name="TableCell010103" style:family="table-cell">
      <style:table-cell-properties fo:border-top="0.002778in solid #000001" fo:border-left="0.002778in solid #000001" fo:border-right="0.002778in solid #000001" fo:border-bottom="0.002778in solid #000001" fo:padding-left="0.017361in" fo:padding-right="0.017361in" fo:vertical-align="top" fo:background-color="#ffffff"/>
    </style:style>
    <style:style style:name="TableRow0102" style:family="table-row">
      <style:table-row-properties/>
    </style:style>
    <style:style style:name="TableCell010200" style:family="table-cell">
      <style:table-cell-properties fo:border-top="0.002778in solid #000001" fo:border-left="0.002778in solid #000001" fo:border-right="0.000000in solid #000000" fo:border-bottom="0.002778in solid #000001" fo:padding-left="0.017361in" fo:padding-right="0.017361in" fo:vertical-align="top" fo:background-color="#ffffff"/>
    </style:style>
    <style:style style:name="TableCell010201" style:family="table-cell">
      <style:table-cell-properties fo:border-top="0.002778in solid #000001" fo:border-left="0.002778in solid #000001" fo:border-right="0.000000in solid #000000" fo:border-bottom="0.002778in solid #000001" fo:padding-left="0.017361in" fo:padding-right="0.017361in" fo:vertical-align="top" fo:background-color="#ffffff"/>
    </style:style>
    <style:style style:name="TableCell010202" style:family="table-cell">
      <style:table-cell-properties fo:border-top="0.002778in solid #000001" fo:border-left="0.002778in solid #000001" fo:border-right="0.000000in solid #000000" fo:border-bottom="0.002778in solid #000001" fo:padding-left="0.017361in" fo:padding-right="0.017361in" fo:vertical-align="top" fo:background-color="#ffffff"/>
    </style:style>
    <style:style style:name="TableCell010203" style:family="table-cell">
      <style:table-cell-properties fo:border-top="0.002778in solid #000001" fo:border-left="0.002778in solid #000001" fo:border-right="0.002778in solid #000001" fo:border-bottom="0.002778in solid #000001" fo:padding-left="0.017361in" fo:padding-right="0.017361in" fo:vertical-align="top" fo:background-color="#ffffff"/>
    </style:style>
    <style:style style:name="TableRow0103" style:family="table-row">
      <style:table-row-properties/>
    </style:style>
    <style:style style:name="TableCell010300" style:family="table-cell">
      <style:table-cell-properties fo:border-top="0.002778in solid #000001" fo:border-left="0.002778in solid #000001" fo:border-right="0.000000in solid #000000" fo:border-bottom="0.002778in solid #000001" fo:padding-left="0.017361in" fo:padding-right="0.017361in" fo:vertical-align="top" fo:background-color="#ffffff"/>
    </style:style>
    <style:style style:name="TableCell010301" style:family="table-cell">
      <style:table-cell-properties fo:border-top="0.002778in solid #000001" fo:border-left="0.002778in solid #000001" fo:border-right="0.000000in solid #000000" fo:border-bottom="0.002778in solid #000001" fo:padding-left="0.017361in" fo:padding-right="0.017361in" fo:vertical-align="top" fo:background-color="#ffffff"/>
    </style:style>
    <style:style style:name="TableCell010302" style:family="table-cell">
      <style:table-cell-properties fo:border-top="0.002778in solid #000001" fo:border-left="0.002778in solid #000001" fo:border-right="0.000000in solid #000000" fo:border-bottom="0.002778in solid #000001" fo:padding-left="0.017361in" fo:padding-right="0.017361in" fo:vertical-align="top" fo:background-color="#ffffff"/>
    </style:style>
    <style:style style:name="TableCell010303" style:family="table-cell">
      <style:table-cell-properties fo:border-top="0.002778in solid #000001" fo:border-left="0.002778in solid #000001" fo:border-right="0.002778in solid #000001" fo:border-bottom="0.002778in solid #000001" fo:padding-left="0.017361in" fo:padding-right="0.017361in" fo:vertical-align="top" fo:background-color="#ffffff"/>
    </style:style>
    <style:style style:name="TableRow0104" style:family="table-row">
      <style:table-row-properties/>
    </style:style>
    <style:style style:name="TableCell010400" style:family="table-cell">
      <style:table-cell-properties fo:border-top="0.002778in solid #000001" fo:border-left="0.002778in solid #000001" fo:border-right="0.000000in solid #000000" fo:border-bottom="0.002778in solid #000001" fo:padding-left="0.017361in" fo:padding-right="0.017361in" fo:vertical-align="top" fo:background-color="#ffffff"/>
    </style:style>
    <style:style style:name="TableCell010401" style:family="table-cell">
      <style:table-cell-properties fo:border-top="0.002778in solid #000001" fo:border-left="0.002778in solid #000001" fo:border-right="0.000000in solid #000000" fo:border-bottom="0.002778in solid #000001" fo:padding-left="0.017361in" fo:padding-right="0.017361in" fo:vertical-align="top" fo:background-color="#ffffff"/>
    </style:style>
    <style:style style:name="TableCell010402" style:family="table-cell">
      <style:table-cell-properties fo:border-top="0.002778in solid #000001" fo:border-left="0.002778in solid #000001" fo:border-right="0.000000in solid #000000" fo:border-bottom="0.002778in solid #000001" fo:padding-left="0.017361in" fo:padding-right="0.017361in" fo:vertical-align="top" fo:background-color="#ffffff"/>
    </style:style>
    <style:style style:name="TableCell010403" style:family="table-cell">
      <style:table-cell-properties fo:border-top="0.002778in solid #000001" fo:border-left="0.002778in solid #000001" fo:border-right="0.002778in solid #000001" fo:border-bottom="0.002778in solid #000001" fo:padding-left="0.017361in" fo:padding-right="0.017361in" fo:vertical-align="top" fo:background-color="#ffffff"/>
    </style:style>
    <style:style style:name="TableRow0105" style:family="table-row">
      <style:table-row-properties/>
    </style:style>
    <style:style style:name="TableCell010500" style:family="table-cell">
      <style:table-cell-properties fo:border-top="0.002778in solid #000001" fo:border-left="0.002778in solid #000001" fo:border-right="0.000000in solid #000000" fo:border-bottom="0.002778in solid #000001" fo:padding-left="0.017361in" fo:padding-right="0.017361in" fo:vertical-align="top" fo:background-color="#ffffff"/>
    </style:style>
    <style:style style:name="TableCell010501" style:family="table-cell">
      <style:table-cell-properties fo:border-top="0.002778in solid #000001" fo:border-left="0.002778in solid #000001" fo:border-right="0.000000in solid #000000" fo:border-bottom="0.002778in solid #000001" fo:padding-left="0.017361in" fo:padding-right="0.017361in" fo:vertical-align="top" fo:background-color="#ffffff"/>
    </style:style>
    <style:style style:name="TableCell010502" style:family="table-cell">
      <style:table-cell-properties fo:border-top="0.002778in solid #000001" fo:border-left="0.002778in solid #000001" fo:border-right="0.000000in solid #000000" fo:border-bottom="0.002778in solid #000001" fo:padding-left="0.017361in" fo:padding-right="0.017361in" fo:vertical-align="top" fo:background-color="#ffffff"/>
    </style:style>
    <style:style style:name="TableCell010503" style:family="table-cell">
      <style:table-cell-properties fo:border-top="0.002778in solid #000001" fo:border-left="0.002778in solid #000001" fo:border-right="0.002778in solid #000001" fo:border-bottom="0.002778in solid #000001" fo:padding-left="0.017361in" fo:padding-right="0.017361in" fo:vertical-align="top" fo:background-color="#ffffff"/>
    </style:style>
  </office:automatic-styles>
  <office:body>
    <office:text>
      <text:p text:style-name="P1"><text:span text:style-name="T1">Lorem ipsum </text:span></text:p>
      <text:p text:style-name="P2"><text:span text:style-name="T2"/></text:p>
      <text:list text:style-name="L3">
        <text:list-item>
          <text:p text:style-name="P3"><text:span text:style-name="T3">Lorem ipsum dolor sit amet, consectetur adipiscing elit. Nunc ac faucibus odio. </text:span></text:p>
        </text:list-item>
      </text:list>
      <text:p text:style-name="P4"><text:span text:style-name="T4"/></text:p>
      <text:p text:style-name="P4"><text:span text:style-name="T4">Vestibulum neque massa, scelerisque sit amet ligula eu, congue molestie mi. Praesent ut varius sem. Nullam at porttitor arcu, nec lacinia nisi. Ut ac dolor vitae odio interdum condimentum.<text:s/></text:span><text:span text:style-name="T5">Vivamus dapibus sodales ex, vitae malesuada ipsum cursus convallis. Maecenas sed egestas nulla, ac condimentum orci.<text:s/></text:span><text:span text:style-name="T6">Mauris diam felis, vulputate ac suscipit et, iaculis non est. Curabitur semper arcu ac ligula semper, nec luctus nisl blandit. Integer lacinia ante ac libero lobortis imperdiet.<text:s/></text:span><text:span text:style-name="T7">Nullam mollis convallis ipsum, ac accumsan nunc vehicula vitae.<text:s/></text:span><text:span text:style-name="T8">Nulla eget justo in felis tristique fringilla. Morbi sit amet tortor quis risus auctor condimentum. Morbi in ullamcorper elit. Nulla iaculis tellus sit amet mauris tempus fringilla.</text:span></text:p>
      <text:p text:style-name="P4"><text:span text:style-name="T8">Maecenas mauris lectus, lobortis et purus mattis, blandit dictum tellus.</text:span></text:p>
      <text:list text:style-name="L5">
        <text:list-item>
          <text:p text:style-name="P5"><text:span text:style-name="T9">Maecenas non lorem quis tellus placerat varius. </text:span></text:p>
        </text:list-item>
        <text:list-item>
          <text:p text:style-name="P5"><text:span text:style-name="T10">Nulla facilisi. </text:span></text:p>
        </text:list-item>
        <text:list-item>
          <text:p text:style-name="P5"><text:span text:style-name="T11">Aenean congue fringilla justo ut aliquam. </text:span></text:p>
        </text:list-item>
        <text:list-item>
          <text:p text:style-name="P5"><text:a xlink:href="https://products.office.com/en-us/word"><text:span text:style-name="T13">Mauris id ex erat.<text:s/></text:span></text:a><text:span text:style-name="T14">Nunc vulputate neque vitae justo facilisis, non condimentum ante sagittis. </text:span></text:p>
        </text:list-item>
        <text:list-item>
          <text:p text:style-name="P5"><text:span text:style-name="T14">Morbi viverra semper lorem nec molestie. </text:span></text:p>
        </text:list-item>
        <text:list-item>
          <text:p text:style-name="P5"><text:span text:style-name="T14">Maecenas tincidunt est efficitur ligula euismod, sit amet ornare est vulputate.</text:span></text:p>
        </text:list-item>
      </text:list>
      <text:p text:style-name="P6"><text:span text:style-name="T15"/></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span></text:p>
      <text:p text:style-name="P6"><text:span text:style-name="T16">In eleifend velit vitae libero sollicitudin euismod. Fusce vitae vestibulum velit. Pellentesque vulputate lectus quis pellentesque commodo. Aliquam erat volutpat. Vestibulum in egestas velit. Pellentesque fermentum nisl vitae fringilla venenatis. Etiam id mauris vitae orci maximus ultricies. </text:span></text:p>
      <text:p text:style-name="P6"><text:span text:style-name="T16"/></text:p>
      <text:list text:style-name="L7">
        <text:list-item>
          <text:p text:style-name="P7"><text:span text:style-name="T17">Cras fringilla ipsum magna, in fringilla dui commodo a.</text:span></text:p>
        </text:list-item>
      </text:list>
      <text:p text:style-name="P8"><text:span text:style-name="T18"/></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10"><text:span text:style-name="T19"/></text:p>
          </table:table-cell>
          <table:table-cell table:style-name="TableCell010001">
            <text:p text:style-name="P10"><text:span text:style-name="T20">Lorem ipsum</text:span><text:span text:style-name="T21"/></text:p>
          </table:table-cell>
          <table:table-cell table:style-name="TableCell010002">
            <text:p text:style-name="P11"><text:span text:style-name="T22">Lorem ipsum</text:span><text:span text:style-name="T23"/></text:p>
          </table:table-cell>
          <table:table-cell table:style-name="TableCell010003">
            <text:p text:style-name="P11"><text:span text:style-name="T24">Lorem ipsum</text:span><text:span text:style-name="T25"/></text:p>
          </table:table-cell>
        </table:table-row>
        <table:table-row table:style-name="TableRow0101">
          <table:table-cell table:style-name="TableCell010100">
            <text:p text:style-name="P14"><text:span text:style-name="T26">1</text:span><text:span text:style-name="T27"/></text:p>
          </table:table-cell>
          <table:table-cell table:style-name="TableCell010101">
            <text:p text:style-name="P15"><text:span text:style-name="T28">In eleifend velit vitae libero sollicitudin euismod.</text:span><text:span text:style-name="T29"/></text:p>
          </table:table-cell>
          <table:table-cell table:style-name="TableCell010102">
            <text:p text:style-name="P16"><text:span text:style-name="T30">Lorem</text:span><text:span text:style-name="T31"/></text:p>
          </table:table-cell>
          <table:table-cell table:style-name="TableCell010103">
            <text:p text:style-name="P16"><text:span text:style-name="T31"/></text:p>
          </table:table-cell>
        </table:table-row>
        <table:table-row table:style-name="TableRow0102">
          <table:table-cell table:style-name="TableCell010200">
            <text:p text:style-name="P18"><text:span text:style-name="T32">2</text:span><text:span text:style-name="T33"/></text:p>
          </table:table-cell>
          <table:table-cell table:style-name="TableCell010201">
            <text:p text:style-name="P19"><text:span text:style-name="T34">Cras fringilla ipsum magna, in fringilla dui commodo a.</text:span><text:span text:style-name="T35"/></text:p>
          </table:table-cell>
          <table:table-cell table:style-name="TableCell010202">
            <text:p text:style-name="P20"><text:span text:style-name="T36">Ipsum</text:span><text:span text:style-name="T37"/></text:p>
          </table:table-cell>
          <table:table-cell table:style-name="TableCell010203">
            <text:p text:style-name="P20"><text:span text:style-name="T37"/></text:p>
          </table:table-cell>
        </table:table-row>
        <table:table-row table:style-name="TableRow0103">
          <table:table-cell table:style-name="TableCell010300">
            <text:p text:style-name="P22"><text:span text:style-name="T38">3</text:span><text:span text:style-name="T39"/></text:p>
          </table:table-cell>
          <table:table-cell table:style-name="TableCell010301">
            <text:p text:style-name="P23"><text:span text:style-name="T40">Aliquam erat volutpat.<text:s/></text:span><text:span text:style-name="T41"/></text:p>
          </table:table-cell>
          <table:table-cell table:style-name="TableCell010302">
            <text:p text:style-name="P24"><text:span text:style-name="T42">Lorem</text:span><text:span text:style-name="T43"/></text:p>
          </table:table-cell>
          <table:table-cell table:style-name="TableCell010303">
            <text:p text:style-name="P24"><text:span text:style-name="T43"/></text:p>
          </table:table-cell>
        </table:table-row>
        <table:table-row table:style-name="TableRow0104">
          <table:table-cell table:style-name="TableCell010400">
            <text:p text:style-name="P26"><text:span text:style-name="T44">4</text:span><text:span text:style-name="T45"/></text:p>
          </table:table-cell>
          <table:table-cell table:style-name="TableCell010401">
            <text:p text:style-name="P27"><text:span text:style-name="T46">Fusce vitae vestibulum velit.<text:s/></text:span><text:span text:style-name="T47"/></text:p>
          </table:table-cell>
          <table:table-cell table:style-name="TableCell010402">
            <text:p text:style-name="P28"><text:span text:style-name="T48">Lorem</text:span><text:span text:style-name="T49"/></text:p>
          </table:table-cell>
          <table:table-cell table:style-name="TableCell010403">
            <text:p text:style-name="P28"><text:span text:style-name="T49"/></text:p>
          </table:table-cell>
        </table:table-row>
        <table:table-row table:style-name="TableRow0105">
          <table:table-cell table:style-name="TableCell010500">
            <text:p text:style-name="P30"><text:span text:style-name="T50">5</text:span><text:span text:style-name="T51"/></text:p>
          </table:table-cell>
          <table:table-cell table:style-name="TableCell010501">
            <text:p text:style-name="P31"><text:span text:style-name="T52">Etiam vehicula luctus fermentum.</text:span><text:span text:style-name="T53"/></text:p>
          </table:table-cell>
          <table:table-cell table:style-name="TableCell010502">
            <text:p text:style-name="P32"><text:span text:style-name="T54">Ipsum</text:span><text:span text:style-name="T55"/></text:p>
          </table:table-cell>
          <table:table-cell table:style-name="TableCell010503">
            <text:p text:style-name="P32"><text:span text:style-name="T55"/></text:p>
          </table:table-cell>
        </table:table-row>
      </table:table>
      <text:p text:style-name="P34"><text:span text:style-name="T56"/></text:p>
      <text:p text:style-name="P34"><text:span text:style-name="T56">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span></text:p>
      <text:p text:style-name="P34"><text:span text:style-name="T56"/></text:p>
      <text:p text:style-name="P34"><text:span text:style-name="T56"/></text:p>
      <text:list text:style-name="L35">
        <text:list-item>
          <text:p text:style-name="P35"><text:span text:style-name="T57">Lorem ipsum dolor sit amet, consectetur adipiscing elit. </text:span></text:p>
        </text:list-item>
      </text:list>
      <text:p text:style-name="P36"><text:span text:style-name="T58"/></text:p>
      <text:p text:style-name="P36"><text:span text:style-name="T58">Nunc ac faucibus odio. Vestibulum neque massa, scelerisque sit amet ligula eu, congue molestie mi. Praesent ut varius sem. Nullam at porttitor arcu, nec lacinia nisi. Ut ac dolor vitae odio interdum condimentum. Vivamus dapibus sodales ex, vitae malesuada ipsum cursus convallis. Maecenas sed egestas nulla, ac condimentum orci. Mauris diam felis, vulputate ac suscipit et, iaculis non est. Curabitur semper arcu ac ligula semper, nec luctus nisl blandit. Integer lacinia ante ac libero lobortis imperdiet. Nullam mollis convallis ipsum, ac accumsan nunc vehicula vitae. Nulla eget justo in felis tristique fringilla. Morbi sit amet tortor quis risus auctor condimentum. Morbi in ullamcorper elit. Nulla iaculis tellus sit amet mauris tempus fringilla.</text:span></text:p>
      <text:list text:style-name="L37">
        <text:list-item>
          <text:p text:style-name="P37"><text:span text:style-name="T59">Maecenas mauris lectus, lobortis et purus mattis, blandit dictum tellus. </text:span></text:p>
        </text:list-item>
      </text:list>
      <text:p text:style-name="P38"><text:span text:style-name="T60">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span></text:p>
      <text:p text:style-name="P38"><text:span text:style-name="T60">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span></text:p>
      <text:list text:style-name="L39">
        <text:list-item>
          <text:p text:style-name="P39"><text:span text:style-name="T61">In eleifend velit vitae libero sollicitudin euismod. </text:span></text:p>
        </text:list-item>
      </text:list>
      <text:p text:style-name="P40"><text:span text:style-name="T62">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span></text:p>
      <text:p text:style-name="P40"><text:span text:style-name="T62">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span></text:p>
      <text:p text:style-name="P40"><text:span text:style-name="T63"/></text:p>
      <text:p text:style-name="P41"><draw:frame text:anchor-type="as-char" svg:width="163.20mm" svg:height="108.80mm" style:rel-width="scale" style:rel-height="scale"><draw:object-ole xlink:href="OleObj1"/><draw:image xlink:href="ObjectReplacements/OleObj1"/></draw:frame><text:span text:style-name="T6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